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Helvetica" svg:font-family="Helvetica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none" fo:background-color="#FF0000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transparent" style:repeat-content="false"/>
      <style:paragraph-properties fo:text-align="end" fo:margin-right="0cm"/>
    </style:style>
    <style:style style:name="ce6" style:family="table-cell" style:parent-style-name="Default" style:data-style-name="N2">
      <style:table-cell-properties fo:border-top="2pt solid #000000" fo:border-bottom="2pt solid #000000" fo:border-left="none" fo:border-right="none" style:vertical-align="automatic" fo:background-color="transparent" style:repeat-content="false"/>
      <style:paragraph-properties fo:text-align="end" fo:margin-right="0cm"/>
    </style:style>
    <style:style style:name="ce7" style:family="table-cell" style:parent-style-name="Default" style:data-style-name="N2">
      <style:table-cell-properties fo:border-top="2pt solid #000000" fo:border-bottom="2pt solid #000000" fo:border-left="none" fo:border-right="none" fo:background-color="transparent"/>
    </style:style>
    <style:style style:name="ce8" style:family="table-cell" style:parent-style-name="Hiperv_237_nculo" style:data-style-name="N0">
      <style:table-cell-properties fo:border-top="2pt solid #000000" fo:border-bottom="2pt solid #000000" fo:border-left="none" fo:border-right="none" fo:background-color="transparent"/>
      <style:text-properties fo:color="#0000FF" style:text-underline-style="solid" style:text-underline-type="single"/>
    </style:style>
    <style:style style:name="ce9" style:family="table-cell" style:parent-style-name="Default" style:data-style-name="N0">
      <style:table-cell-properties fo:border-top="2pt solid #000000" fo:border-bottom="2pt solid #000000" fo:border-left="none" fo:border-right="none" fo:background-color="#92D050"/>
    </style:style>
    <style:style style:name="ce10" style:family="table-cell" style:parent-style-name="Hiperv_237_nculo" style:data-style-name="N0">
      <style:text-properties fo:color="#0000FF" style:text-underline-style="solid" style:text-underline-type="single"/>
    </style:style>
    <style:style style:name="ce11" style:family="table-cell" style:parent-style-name="Default" style:data-style-name="N0">
      <style:table-cell-properties fo:border-top="2pt solid #000000" fo:border-bottom="2pt solid #000000" fo:border-left="none" fo:border-right="none" fo:background-color="#92CDDC"/>
    </style:style>
    <style:style style:name="ce12" style:family="table-cell" style:parent-style-name="Hiperv_237_nculo" style:data-style-name="N0">
      <style:table-cell-properties fo:border-top="2pt solid #000000" fo:border-bottom="2pt solid #000000" fo:border-left="none" fo:border-right="none" style:vertical-align="automatic"/>
      <style:text-properties fo:color="#0000FF" style:font-name="Arial" style:font-name-asian="Arial" style:font-name-complex="Arial" style:text-underline-style="solid" style:text-underline-type="single" style:font-family-generic="swiss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none" fo:background-color="transparent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fo:border-top="2pt solid #000000" fo:border-bottom="none" fo:border-left="none" fo:border-right="none" fo:background-color="transparent"/>
    </style:style>
    <style:style style:name="ce16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17" style:family="table-cell" style:parent-style-name="Default" style:data-style-name="N2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18" style:family="table-cell" style:parent-style-name="Default" style:data-style-name="N2">
      <style:table-cell-properties fo:border-top="2pt solid #000000" fo:border-bottom="none" fo:border-left="none" fo:border-right="none" fo:background-color="transparent"/>
    </style:style>
    <style:style style:name="ce19" style:family="table-cell" style:parent-style-name="Hiperv_237_nculo" style:data-style-name="N0">
      <style:table-cell-properties fo:border-top="2pt solid #000000" fo:border-bottom="none" fo:border-left="none" fo:border-right="none" fo:background-color="transparent"/>
      <style:text-properties fo:color="#0000FF" style:text-underline-style="solid" style:text-underline-type="single"/>
    </style:style>
    <style:style style:name="ce20" style:family="table-cell" style:parent-style-name="Default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2" style:family="table-cell" style:parent-style-name="Default" style:data-style-name="N2">
      <style:table-cell-properties fo:background-color="transparent"/>
    </style:style>
    <style:style style:name="ce23" style:family="table-cell" style:parent-style-name="Default" style:data-style-name="N2"/>
    <style:style style:name="ce2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fo:border="2pt solid #000000"/>
    </style:style>
    <style:style style:name="ce26" style:family="table-cell" style:parent-style-name="Default" style:data-style-name="N0">
      <style:table-cell-properties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000000" fo:border-bottom="2pt solid #000000" fo:border-left="none" fo:border-right="none" fo:background-color="#95B3D7"/>
    </style:style>
    <style:style style:name="ce28" style:family="table-cell" style:parent-style-name="Default" style:data-style-name="N0">
      <style:text-properties fo:color="#FF0000"/>
    </style:style>
    <style:style style:name="co1" style:family="table-column">
      <style:table-column-properties fo:break-before="auto" style:column-width="10.3716666666667cm" style:use-optimal-column-width="true"/>
    </style:style>
    <style:style style:name="co2" style:family="table-column">
      <style:table-column-properties fo:break-before="auto" style:column-width="1.95791666666667cm" style:use-optimal-column-width="true"/>
    </style:style>
    <style:style style:name="co3" style:family="table-column">
      <style:table-column-properties fo:break-before="auto" style:column-width="3.33375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1.93145833333333cm" style:use-optimal-column-width="true"/>
    </style:style>
    <style:style style:name="co7" style:family="table-column">
      <style:table-column-properties fo:break-before="auto" style:column-width="1.666875cm" style:use-optimal-column-width="true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10.1335416666667cm" style:use-optimal-column-width="true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Artículo</text:p>
          </table:table-cell>
          <table:table-cell office:value-type="string" table:style-name="ce2">
            <text:p>Unidades</text:p>
          </table:table-cell>
          <table:table-cell office:value-type="string" table:style-name="ce2">
            <text:p>Coste/Unidad (€)</text:p>
          </table:table-cell>
          <table:table-cell office:value-type="string" table:style-name="ce2">
            <text:p>Coste total (€)</text:p>
          </table:table-cell>
          <table:table-cell office:value-type="string" table:style-name="ce2">
            <text:p>Enlace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4">
            <text:p>KIT BÁSICO DE VELOCISTA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number-columns-repeated="16379" table:style-name="ce1"/>
        </table:table-row>
        <table:table-row table:style-name="ro2">
          <table:table-cell office:value-type="string" table:style-name="ce9">
            <text:p>Placa principal</text:p>
          </table:table-cell>
          <table:table-cell office:value-type="float" office:value="1" table:style-name="ce5">
            <text:p>1</text:p>
          </table:table-cell>
          <table:table-cell office:value-type="float" office:value="4.545454545454545" table:formula="of:=5/1.1" table:style-name="ce6">
            <text:p>4,55</text:p>
          </table:table-cell>
          <table:table-cell office:value-type="float" office:value="4.545454545454545" table:formula="of:=[.B3]*[.C3]" table:style-name="ce7">
            <text:p>4,55</text:p>
          </table:table-cell>
          <table:table-cell office:value-type="string" table:style-name="ce8">
            <text:p><text:a xlink:href="https://www.pcbway.com/pcb_prototype/">PCBway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Placa de sensores</text:p>
          </table:table-cell>
          <table:table-cell office:value-type="float" office:value="1" table:style-name="ce5">
            <text:p>1</text:p>
          </table:table-cell>
          <table:table-cell office:value-type="float" office:value="4.545454545454545" table:formula="of:=5/1.1" table:style-name="ce6">
            <text:p>4,55</text:p>
          </table:table-cell>
          <table:table-cell office:value-type="float" office:value="4.545454545454545" table:formula="of:=[.B4]*[.C4]" table:style-name="ce7">
            <text:p>4,55</text:p>
          </table:table-cell>
          <table:table-cell office:value-type="string" table:style-name="ce8">
            <text:p><text:a xlink:href="https://www.pcbway.com/pcb_prototype/">PCBway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Batería</text:p>
          </table:table-cell>
          <table:table-cell office:value-type="float" office:value="1" table:style-name="ce5">
            <text:p>1</text:p>
          </table:table-cell>
          <table:table-cell office:value-type="float" office:value="2.8591580000000003" table:formula="of:=3.35*[.G65]" table:style-name="ce6">
            <text:p>2,86</text:p>
          </table:table-cell>
          <table:table-cell office:value-type="float" office:value="2.8591580000000003" table:formula="of:=[.B5]*[.C5]" table:style-name="ce7">
            <text:p>2,86</text:p>
          </table:table-cell>
          <table:table-cell office:value-type="string" table:style-name="ce8">
            <text:p><text:a xlink:href="http://www.ebay.com/itm/291988892787">eBay</text:a></text:p>
          </table:table-cell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Velcro adhesivo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,00</text:p>
          </table:table-cell>
          <table:table-cell office:value-type="float" office:value="1" table:formula="of:=[.B6]*[.C6]" table:style-name="ce7">
            <text:p>1,00</text:p>
          </table:table-cell>
          <table:table-cell table:style-name="ce8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Micro motor con encoder, cableado y con conector 2 mm 6 pines</text:p>
          </table:table-cell>
          <table:table-cell office:value-type="float" office:value="2" table:style-name="ce5">
            <text:p>2</text:p>
          </table:table-cell>
          <table:table-cell office:value-type="float" office:value="11.09524" table:formula="of:=13*[.G65]" table:style-name="ce6">
            <text:p>11,10</text:p>
          </table:table-cell>
          <table:table-cell office:value-type="float" office:value="22.190480000000001" table:formula="of:=[.B7]*[.C7]" table:style-name="ce7">
            <text:p>22,19</text:p>
          </table:table-cell>
          <table:table-cell office:value-type="string" table:style-name="ce8">
            <text:p><text:a xlink:href="https://www.alibaba.com/product-detail/GM12-gear-motor-w-encoder-3_60638952365.html?spm=a2700.8443308.0.0.kjTdiM">Alibaba</text:a></text:p>
          </table:table-cell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Conector 2mm 6 pines para el motor</text:p>
          </table:table-cell>
          <table:table-cell office:value-type="float" office:value="2" table:style-name="ce5">
            <text:p>2</text:p>
          </table:table-cell>
          <table:table-cell office:value-type="float" office:value="0.1384" table:formula="of:=3.46*2/50" table:style-name="ce6">
            <text:p>0,14</text:p>
          </table:table-cell>
          <table:table-cell office:value-type="float" office:value="0.27679999999999999" table:formula="of:=[.B8]*[.C8]" table:style-name="ce7">
            <text:p>0,28</text:p>
          </table:table-cell>
          <table:table-cell office:value-type="string" table:style-name="ce8">
            <text:p><text:a xlink:href="https://es.aliexpress.com/store/product/50pcs-male-material-PH2-0-Connectors-Leads-pin-Header-PH-A/2260001_32744043213.html?spm=a219c.search0104.3.16.hTMQgw&amp;ws_ab_test=searchweb0_0,searchweb201602_5_10152_10065_10151_10068_10209_5430020_5410020_10307_1030">Aliexpress</text:a></text:p>
          </table:table-cell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Par de ruedas</text:p>
          </table:table-cell>
          <table:table-cell office:value-type="float" office:value="1" table:style-name="ce5">
            <text:p>1</text:p>
          </table:table-cell>
          <table:table-cell office:value-type="float" office:value="4.3" table:style-name="ce6">
            <text:p>4,30</text:p>
          </table:table-cell>
          <table:table-cell office:value-type="float" office:value="4.3" table:formula="of:=[.B9]*[.C9]" table:style-name="ce7">
            <text:p>4,30</text:p>
          </table:table-cell>
          <table:table-cell office:value-type="string" table:style-name="ce8">
            <text:p><text:a xlink:href="http://www.tme.eu/es/details/pololu-1088/micromotores-y-accesorios/pololu/pololu-wheel-32x7mm-pair-_-white/">TME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1">
            <text:p>Soporte de motores impreso en 3D</text:p>
          </table:table-cell>
          <table:table-cell office:value-type="float" office:value="2" table:style-name="ce5">
            <text:p>2</text:p>
          </table:table-cell>
          <table:table-cell table:style-name="ce6"/>
          <table:table-cell table:style-name="ce7"/>
          <table:table-cell table:style-name="ce8"/>
          <table:table-cell table:number-columns-repeated="16379" table:style-name="ce1"/>
        </table:table-row>
        <table:table-row table:style-name="ro2">
          <table:table-cell office:value-type="string" table:style-name="ce9">
            <text:p>Tornillo M2x5mm para motores e interconexión de placas</text:p>
          </table:table-cell>
          <table:table-cell office:value-type="float" office:value="6" table:style-name="ce5">
            <text:p>6</text:p>
          </table:table-cell>
          <table:table-cell office:value-type="float" office:value="2.76E-2" table:formula="of:=1.38/50" table:style-name="ce6">
            <text:p>0,03</text:p>
          </table:table-cell>
          <table:table-cell office:value-type="float" office:value="0.1656" table:formula="of:=[.B11]*[.C11]" table:style-name="ce7">
            <text:p>0,17</text:p>
          </table:table-cell>
          <table:table-cell office:value-type="string" table:style-name="ce8">
            <text:p><text:a xlink:href="https://es.aliexpress.com/store/product/50Pcs-lot-Screw-M2-5-of-Screws-Nuts-Assortment-Bolts-Screw-Spike-Round-Head-Screw-2mm/804316_32722845879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uerca M2 para motores e interconexión de placas</text:p>
          </table:table-cell>
          <table:table-cell office:value-type="float" office:value="6" table:style-name="ce5">
            <text:p>6</text:p>
          </table:table-cell>
          <table:table-cell office:value-type="float" office:value="9.2200000000000008E-3" table:formula="of:=4.61/500" table:style-name="ce6">
            <text:p>0,01</text:p>
          </table:table-cell>
          <table:table-cell office:value-type="float" office:value="5.5320000000000008E-2" table:formula="of:=[.B12]*[.C12]" table:style-name="ce7">
            <text:p>0,06</text:p>
          </table:table-cell>
          <table:table-cell office:value-type="string" table:style-name="ce8">
            <text:p><text:a xlink:href="https://es.aliexpress.com/store/product/m2-500pcs-low-price-nut-china-fasteners-hexagon-head-nuts-Manufacturer/1504033_32258654248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ornillo M2x8mm para apoyos</text:p>
          </table:table-cell>
          <table:table-cell office:value-type="float" office:value="2" table:style-name="ce5">
            <text:p>2</text:p>
          </table:table-cell>
          <table:table-cell office:value-type="float" office:value="1.04E-2" table:formula="of:=1.04/100" table:style-name="ce6">
            <text:p>0,01</text:p>
          </table:table-cell>
          <table:table-cell office:value-type="float" office:value="2.0799999999999999E-2" table:formula="of:=[.B13]*[.C13]" table:style-name="ce7">
            <text:p>0,02</text:p>
          </table:table-cell>
          <table:table-cell office:value-type="string" table:style-name="ce8">
            <text:p><text:a xlink:href="https://es.aliexpress.com/store/product/100PCS-Stainless-Steel-M2-x-8mm-Screw-Cross-Round-Head-Philips-Head-Screws-Hex-Socket-Button/120565_32716321685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uerca M2 para apoyos</text:p>
          </table:table-cell>
          <table:table-cell office:value-type="float" office:value="4" table:style-name="ce5">
            <text:p>4</text:p>
          </table:table-cell>
          <table:table-cell office:value-type="float" office:value="9.2200000000000008E-3" table:formula="of:=4.61/500" table:style-name="ce6">
            <text:p>0,01</text:p>
          </table:table-cell>
          <table:table-cell office:value-type="float" office:value="3.6880000000000003E-2" table:formula="of:=[.B14]*[.C14]" table:style-name="ce7">
            <text:p>0,04</text:p>
          </table:table-cell>
          <table:table-cell office:value-type="string" table:style-name="ce8">
            <text:p><text:a xlink:href="https://es.aliexpress.com/store/product/m2-500pcs-low-price-nut-china-fasteners-hexagon-head-nuts-Manufacturer/1504033_32258654248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Conector batería</text:p>
          </table:table-cell>
          <table:table-cell office:value-type="float" office:value="1" table:style-name="ce5">
            <text:p>1</text:p>
          </table:table-cell>
          <table:table-cell office:value-type="float" office:value="8.4494520000000004E-2" table:formula="of:=0.99*[.G65]/10" table:style-name="ce6">
            <text:p>0,08</text:p>
          </table:table-cell>
          <table:table-cell office:value-type="float" office:value="8.4494520000000004E-2" table:formula="of:=[.B15]*[.C15]" table:style-name="ce7">
            <text:p>0,08</text:p>
          </table:table-cell>
          <table:table-cell office:value-type="string" table:style-name="ce8">
            <text:p><text:a xlink:href="http://www.ebay.com/itm/10pcs-RC-2S-7-4V-Lipo-Battery-Balance-Charger-JST-XH-Connector-Plug-White-/182523055031?epid=2112386840&amp;hash=item2a7f38cbb7:g:3x8AAOSwhQhY6f3k">eBay</text:a></text:p>
          </table:table-cell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Interruptor</text:p>
          </table:table-cell>
          <table:table-cell office:value-type="float" office:value="1" table:style-name="ce5">
            <text:p>1</text:p>
          </table:table-cell>
          <table:table-cell office:value-type="float" office:value="5.04E-2" table:formula="of:=2.52/50" table:style-name="ce6">
            <text:p>0,05</text:p>
          </table:table-cell>
          <table:table-cell office:value-type="float" office:value="5.04E-2" table:formula="of:=[.B16]*[.C16]" table:style-name="ce7">
            <text:p>0,05</text:p>
          </table:table-cell>
          <table:table-cell office:value-type="string" table:style-name="ce8">
            <text:p><text:a xlink:href="https://es.aliexpress.com/item/C18-New-Hot-50Pcs-Slide-Switch-6-Pin-Mini-Toggle-Switch-SMD-PCB-2-Position-DPDT/32656635939.html?spm=2114.17010208.99999999.269.LDUftE">Aliexpress</text:a></text:p>
          </table:table-cell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Conversor DC-DC</text:p>
          </table:table-cell>
          <table:table-cell office:value-type="float" office:value="1" table:style-name="ce5">
            <text:p>1</text:p>
          </table:table-cell>
          <table:table-cell office:value-type="float" office:value="1.21" table:style-name="ce6">
            <text:p>1,21</text:p>
          </table:table-cell>
          <table:table-cell office:value-type="float" office:value="1.21" table:formula="of:=[.B17]*[.C17]" table:style-name="ce7">
            <text:p>1,21</text:p>
          </table:table-cell>
          <table:table-cell office:value-type="string" table:style-name="ce8">
            <text:p><text:a xlink:href="https://es.aliexpress.com/item/Adjustable-Step-Down-Module-Mini-DC-DC-12-24V-To-5V-3A-Buck-Converter-Efficiency-97/32725685606.html?spm=2114.13010608.0.0.F902nA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Arduino nano</text:p>
          </table:table-cell>
          <table:table-cell office:value-type="float" office:value="1" table:style-name="ce5">
            <text:p>1</text:p>
          </table:table-cell>
          <table:table-cell office:value-type="float" office:value="2.13" table:style-name="ce6">
            <text:p>2,13</text:p>
          </table:table-cell>
          <table:table-cell office:value-type="float" office:value="2.13" table:formula="of:=[.B18]*[.C18]" table:style-name="ce7">
            <text:p>2,13</text:p>
          </table:table-cell>
          <table:table-cell office:value-type="string" table:style-name="ce8">
            <text:p><text:a xlink:href="https://es.aliexpress.com/item/1PCS-Nano-3-0-controller-compatible-with-nano-CH340-USB-driver-NO-CABLE-for-Arduino-NANO/32706132765.html?spm=2114.17010208.99999999.290.LDUftE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Driver de motores</text:p>
          </table:table-cell>
          <table:table-cell office:value-type="float" office:value="1" table:style-name="ce5">
            <text:p>1</text:p>
          </table:table-cell>
          <table:table-cell office:value-type="float" office:value="1.49" table:style-name="ce6">
            <text:p>1,49</text:p>
          </table:table-cell>
          <table:table-cell office:value-type="float" office:value="1.49" table:formula="of:=[.B19]*[.C19]" table:style-name="ce7">
            <text:p>1,49</text:p>
          </table:table-cell>
          <table:table-cell office:value-type="string" table:style-name="ce8">
            <text:p><text:a xlink:href="https://es.aliexpress.com/item/1pcs-lot-Dual-Motor-Driver-1A-TB6612FNG-forArduino-Microcontroller-Better-than-L298N/32789439915.html?spm=2114.17010208.99999999.283.LDUftE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Sensores de línea CNY70</text:p>
          </table:table-cell>
          <table:table-cell office:value-type="float" office:value="6" table:style-name="ce5">
            <text:p>6</text:p>
          </table:table-cell>
          <table:table-cell office:value-type="float" office:value="0.23982787999999999" table:formula="of:=2.81*[.G65]/10" table:style-name="ce6">
            <text:p>0,24</text:p>
          </table:table-cell>
          <table:table-cell office:value-type="float" office:value="1.43896728" table:formula="of:=[.B20]*[.C20]" table:style-name="ce7">
            <text:p>1,44</text:p>
          </table:table-cell>
          <table:table-cell office:value-type="string" table:style-name="ce8">
            <text:p><text:a xlink:href="http://www.ebay.com/itm/10PCS-CNY70-Reflective-Optical-Sensor-with-Transistor-output-Vishay-NEW-/171540640561?epid=872931750&amp;hash=item27f09e7331:g:f8EAAOSw2XFUZC0j">eBay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ira de conectores macho</text:p>
          </table:table-cell>
          <table:table-cell office:value-type="float" office:value="1" table:style-name="ce5">
            <text:p>1</text:p>
          </table:table-cell>
          <table:table-cell office:value-type="float" office:value="9.5000000000000001E-2" table:formula="of:=0.95/10" table:style-name="ce6">
            <text:p>0,10</text:p>
          </table:table-cell>
          <table:table-cell office:value-type="float" office:value="9.5000000000000001E-2" table:formula="of:=[.B21]*[.C21]" table:style-name="ce7">
            <text:p>0,10</text:p>
          </table:table-cell>
          <table:table-cell office:value-type="string" table:style-name="ce8">
            <text:p><text:a xlink:href="https://es.aliexpress.com/store/product/10pcs-40-Pin-1x40-Single-Row-Male-2-54-Breakable-Pin-Header-Connector-Strip-for-Arduino/1948124_32641752713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ira de conectores macho extendida</text:p>
          </table:table-cell>
          <table:table-cell office:value-type="float" office:value="1" table:style-name="ce5">
            <text:p>1</text:p>
          </table:table-cell>
          <table:table-cell office:value-type="float" office:value="0.22400000000000003" table:formula="of:=4.48/20" table:style-name="ce6">
            <text:p>0,22</text:p>
          </table:table-cell>
          <table:table-cell office:value-type="float" office:value="0.22400000000000003" table:formula="of:=[.B22]*[.C22]" table:style-name="ce7">
            <text:p>0,22</text:p>
          </table:table-cell>
          <table:table-cell office:value-type="string" table:style-name="ce8">
            <text:p><text:a xlink:href="https://es.aliexpress.com/store/product/20pcs-lot-2-54mm-1-40pin-single-row-straight-Needle-total-high-25MM-Connector-Pin-Header/1952980_32654605158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ira de conectores hembra</text:p>
          </table:table-cell>
          <table:table-cell office:value-type="float" office:value="2" table:style-name="ce5">
            <text:p>2</text:p>
          </table:table-cell>
          <table:table-cell office:value-type="float" office:value="0.17899999999999999" table:formula="of:=1.79/10" table:style-name="ce6">
            <text:p>0,18</text:p>
          </table:table-cell>
          <table:table-cell office:value-type="float" office:value="0.35799999999999998" table:formula="of:=[.B23]*[.C23]" table:style-name="ce7">
            <text:p>0,36</text:p>
          </table:table-cell>
          <table:table-cell office:value-type="string" table:style-name="ce8">
            <text:p><text:a xlink:href="https://es.aliexpress.com/store/product/Free-Shipping-10PCS-40pin-2-54mm-pitch-single-row-11mm-row-female-connectors/221555_1929060681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ira de conectores macho acodados</text:p>
          </table:table-cell>
          <table:table-cell office:value-type="float" office:value="1" table:style-name="ce5">
            <text:p>1</text:p>
          </table:table-cell>
          <table:table-cell office:value-type="float" office:value="0.317" table:formula="of:=3.17/10" table:style-name="ce6">
            <text:p>0,32</text:p>
          </table:table-cell>
          <table:table-cell office:value-type="float" office:value="0.317" table:formula="of:=[.B24]*[.C24]" table:style-name="ce7">
            <text:p>0,32</text:p>
          </table:table-cell>
          <table:table-cell office:value-type="string" table:style-name="ce8">
            <text:p><text:a xlink:href="https://es.aliexpress.com/store/product/10PC-Lot-2X40P-2-54MM-10-5mm-Height-Dual-Row-Male-Pin-Header-Connector-Free-Shipping/513417_32647668402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ira de conectores hembra acodados</text:p>
          </table:table-cell>
          <table:table-cell office:value-type="float" office:value="1" table:style-name="ce5">
            <text:p>1</text:p>
          </table:table-cell>
          <table:table-cell office:value-type="float" office:value="0.23199999999999998" table:formula="of:=2.32/10" table:style-name="ce6">
            <text:p>0,23</text:p>
          </table:table-cell>
          <table:table-cell office:value-type="float" office:value="0.23199999999999998" table:formula="of:=[.B25]*[.C25]" table:style-name="ce7">
            <text:p>0,23</text:p>
          </table:table-cell>
          <table:table-cell office:value-type="string" table:style-name="ce8">
            <text:p><text:a xlink:href="https://es.aliexpress.com/store/product/10pcs-1x40-Pin-2-54mm-Right-Angle-Single-Row-Female-Pin-Header-Connector/1769158_32326267382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Resistencia 82 Ohm 1/4W (o 27 Ohmios para CNY70 chinos)</text:p>
          </table:table-cell>
          <table:table-cell office:value-type="float" office:value="3" table:style-name="ce5">
            <text:p>3</text:p>
          </table:table-cell>
          <table:table-cell office:value-type="float" office:value="8.4494520000000014E-3" table:formula="of:=0.99*[.G65]/100" table:style-name="ce6">
            <text:p>0,01</text:p>
          </table:table-cell>
          <table:table-cell office:value-type="float" office:value="2.5348356000000002E-2" table:formula="of:=[.B26]*[.C26]" table:style-name="ce7">
            <text:p>0,03</text:p>
          </table:table-cell>
          <table:table-cell office:value-type="string" table:style-name="ce8">
            <text:p><text:a xlink:href="http://www.ebay.com/itm/100-pcs-1-4W-0-25W-1-Metal-Film-Resistor-82-ohm-82ohm/282035611771?ssPageName=STRK%3AMEBIDX%3AIT&amp;_trksid=p2060353.m2749.l2649">eBay</text:a></text:p>
          </table:table-cell>
          <table:table-cell office:value-type="string" table:style-name="ce8">
            <text:p><text:a xlink:href="http://www.ebay.com/itm/100pcs-1-4W-Watt-0-25W-Metal-Film-Resistor-27ohm-1-precision-/291872266166?hash=item43f4f157b6:g:Hz0AAOSwGtRX1rI7">eBay</text:a>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Resistencia 220 Ohm 1/4W</text:p>
          </table:table-cell>
          <table:table-cell office:value-type="float" office:value="2" table:style-name="ce5">
            <text:p>2</text:p>
          </table:table-cell>
          <table:table-cell office:value-type="float" office:value="8.4494520000000014E-3" table:formula="of:=0.99*[.G65]/100" table:style-name="ce6">
            <text:p>0,01</text:p>
          </table:table-cell>
          <table:table-cell office:value-type="float" office:value="1.6898904000000003E-2" table:formula="of:=[.B27]*[.C27]" table:style-name="ce7">
            <text:p>0,02</text:p>
          </table:table-cell>
          <table:table-cell office:value-type="string" table:style-name="ce8">
            <text:p><text:a xlink:href="http://www.ebay.com/itm/100PCS-1-4W-Watt-220-ohm-220R-Metal-Film-Resistor-0-25W-1-RoHS-/291634347420?epid=793563542&amp;hash=item43e6c2fd9c:g:ugQAAOSw8-tWZnGU">eBay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Resistencia 1k 1/4W</text:p>
          </table:table-cell>
          <table:table-cell office:value-type="float" office:value="2" table:style-name="ce5">
            <text:p>2</text:p>
          </table:table-cell>
          <table:table-cell office:value-type="float" office:value="8.4494520000000014E-3" table:formula="of:=0.99*[.G65]/100" table:style-name="ce6">
            <text:p>0,01</text:p>
          </table:table-cell>
          <table:table-cell office:value-type="float" office:value="1.6898904000000003E-2" table:formula="of:=[.B28]*[.C28]" table:style-name="ce7">
            <text:p>0,02</text:p>
          </table:table-cell>
          <table:table-cell office:value-type="string" table:style-name="ce8">
            <text:p><text:a xlink:href="http://www.ebay.com/itm/100PCS-1-4W-Watt-1k-ohm-1k-Metal-Film-Resistor-0-25W-1-RoHS-/291634550250?epid=1473816641&amp;hash=item43e6c615ea:g:ugQAAOSw8-tWZnGU">eBay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Resistencia 10k 1/4W</text:p>
          </table:table-cell>
          <table:table-cell office:value-type="float" office:value="8" table:style-name="ce5">
            <text:p>8</text:p>
          </table:table-cell>
          <table:table-cell office:value-type="float" office:value="8.4494520000000014E-3" table:formula="of:=0.99*[.G65]/100" table:style-name="ce6">
            <text:p>0,01</text:p>
          </table:table-cell>
          <table:table-cell office:value-type="float" office:value="6.7595616000000011E-2" table:formula="of:=[.B29]*[.C29]" table:style-name="ce7">
            <text:p>0,07</text:p>
          </table:table-cell>
          <table:table-cell office:value-type="string" table:style-name="ce8">
            <text:p><text:a xlink:href="http://www.ebay.com/itm/100pcs-1-4w-Watt-10K-ohm-10Kohm-Metal-Film-Resistor-0-25W-100000R-1-/381374783687?epid=902047616&amp;hash=item58cbb560c7:g:FCkAAOxyyeNSLrv7">eBay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Resistencia 82k 1/4W</text:p>
          </table:table-cell>
          <table:table-cell office:value-type="float" office:value="1" table:style-name="ce5">
            <text:p>1</text:p>
          </table:table-cell>
          <table:table-cell office:value-type="float" office:value="8.4494520000000014E-3" table:formula="of:=0.99*[.G65]/100" table:style-name="ce6">
            <text:p>0,01</text:p>
          </table:table-cell>
          <table:table-cell office:value-type="float" office:value="8.4494520000000014E-3" table:formula="of:=[.B30]*[.C30]" table:style-name="ce7">
            <text:p>0,01</text:p>
          </table:table-cell>
          <table:table-cell office:value-type="string" table:style-name="ce8">
            <text:p><text:a xlink:href="http://www.ebay.com/itm/100PCS-1-4W-Watt-82K-ohm-Metal-Film-Resistor-0-25W-1-RoHS-/291634574265?hash=item43e6c673b9:g:ugQAAOSw8-tWZnGU">eBay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Resistencia 120k 1/4W</text:p>
          </table:table-cell>
          <table:table-cell office:value-type="float" office:value="1" table:style-name="ce5">
            <text:p>1</text:p>
          </table:table-cell>
          <table:table-cell office:value-type="float" office:value="8.4494520000000014E-3" table:formula="of:=0.99*[.G65]/100" table:style-name="ce6">
            <text:p>0,01</text:p>
          </table:table-cell>
          <table:table-cell office:value-type="float" office:value="8.4494520000000014E-3" table:formula="of:=[.B31]*[.C31]" table:style-name="ce7">
            <text:p>0,01</text:p>
          </table:table-cell>
          <table:table-cell office:value-type="string" table:style-name="ce8">
            <text:p><text:a xlink:href="http://www.ebay.com/itm/100PCS-1-4W-Watt-120K-ohm-Metal-Film-Resistor-0-25W-1-RoHS-/291634574846?hash=item43e6c675fe:g:ugQAAOSw8-tWZnGU">eBay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Diodo 1N4001</text:p>
          </table:table-cell>
          <table:table-cell office:value-type="float" office:value="2" table:style-name="ce5">
            <text:p>2</text:p>
          </table:table-cell>
          <table:table-cell office:value-type="float" office:value="8.4494520000000014E-3" table:formula="of:=0.99*[.G65]/100" table:style-name="ce6">
            <text:p>0,01</text:p>
          </table:table-cell>
          <table:table-cell office:value-type="float" office:value="1.6898904000000003E-2" table:formula="of:=[.B32]*[.C32]" table:style-name="ce7">
            <text:p>0,02</text:p>
          </table:table-cell>
          <table:table-cell office:value-type="string" table:style-name="ce8">
            <text:p><text:a xlink:href="http://www.ebay.com/itm/100x-Silicon-Rectifier-1A-Diode-1N4001-1N4002-1N4003-1N4004-1N4005-1N4006-DO-41-/401361485516?var=&amp;hash=item5d73023ecc:m:mZZ3ex97w9GnLSo69Hq6QtQ">eBay</text:a></text:p>
          </table:table-cell>
          <table:table-cell office:value-type="string" table:style-name="ce28">
            <text:p>Para la primera versión de la PCB principal se requiere 1 diodo en vez de 2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Expansor I2C PCF8574AP</text:p>
          </table:table-cell>
          <table:table-cell office:value-type="float" office:value="1" table:style-name="ce5">
            <text:p>1</text:p>
          </table:table-cell>
          <table:table-cell office:value-type="float" office:value="0.84494520000000006" table:formula="of:=0.99*[.G65]" table:style-name="ce6">
            <text:p>0,84</text:p>
          </table:table-cell>
          <table:table-cell office:value-type="float" office:value="0.84494520000000006" table:formula="of:=[.B33]*[.C33]" table:style-name="ce7">
            <text:p>0,84</text:p>
          </table:table-cell>
          <table:table-cell office:value-type="string" table:style-name="ce8">
            <text:p><text:a xlink:href="http://www.ebay.com/itm/292143242967?_trksid=p2060353.m2749.l2649&amp;ssPageName=STRK%3AMEBIDX%3AIT">eBay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Multiplexor CD4053BE</text:p>
          </table:table-cell>
          <table:table-cell office:value-type="float" office:value="1" table:style-name="ce5">
            <text:p>1</text:p>
          </table:table-cell>
          <table:table-cell office:value-type="float" office:value="9.644324E-2" table:formula="of:=1.13/10*[.G65]" table:style-name="ce6">
            <text:p>0,10</text:p>
          </table:table-cell>
          <table:table-cell office:value-type="float" office:value="9.644324E-2" table:formula="of:=[.B34]*[.C34]" table:style-name="ce7">
            <text:p>0,10</text:p>
          </table:table-cell>
          <table:table-cell office:value-type="string" table:style-name="ce8">
            <text:p><text:a xlink:href="https://es.aliexpress.com/store/product/FREE-SHIPPING-10PCS-CD4053BE-CD4053-DIP-16-Analog-Multiplexer-IC/1762665_32724299198.html">Aliexpress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Zócalo DIP 16 pines</text:p>
          </table:table-cell>
          <table:table-cell office:value-type="float" office:value="2" table:style-name="ce5">
            <text:p>2</text:p>
          </table:table-cell>
          <table:table-cell office:value-type="float" office:value="0.08" table:style-name="ce6">
            <text:p>0,08</text:p>
          </table:table-cell>
          <table:table-cell office:value-type="float" office:value="0.16" table:formula="of:=[.B35]*[.C35]" table:style-name="ce7">
            <text:p>0,16</text:p>
          </table:table-cell>
          <table:table-cell office:value-type="string" table:style-name="ce12">
            <text:p><text:a xlink:href="https://www.tme.eu/en/details/icvt-16p/standard-dip-sockets/connfly/ds1009-16at1nx/">TME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Led rojo 3mm</text:p>
          </table:table-cell>
          <table:table-cell office:value-type="float" office:value="1" table:style-name="ce5">
            <text:p>1</text:p>
          </table:table-cell>
          <table:table-cell office:value-type="float" office:value="7.1692320000000002E-3" table:formula="of:=0.84*[.G65]/100" table:style-name="ce6">
            <text:p>0,01</text:p>
          </table:table-cell>
          <table:table-cell office:value-type="float" office:value="7.1692320000000002E-3" table:formula="of:=[.B36]*[.C36]" table:style-name="ce7">
            <text:p>0,01</text:p>
          </table:table-cell>
          <table:table-cell office:value-type="string" table:style-name="ce8">
            <text:p><text:a xlink:href="http://www.ebay.com/itm/N-100pcs-Lot-3mm-White-Green-Red-Blue-Yellow-LED-Light-Bulb-Emitting-Diode-Lamps-/332247927770?hash=item4d5b850bda:g:NZkAAOSwrhBZL5Bh">eBay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Led verde 3mm</text:p>
          </table:table-cell>
          <table:table-cell office:value-type="float" office:value="1" table:style-name="ce5">
            <text:p>1</text:p>
          </table:table-cell>
          <table:table-cell office:value-type="float" office:value="8.1934079999999992E-3" table:formula="of:=0.96*[.G65]/100" table:style-name="ce6">
            <text:p>0,01</text:p>
          </table:table-cell>
          <table:table-cell office:value-type="float" office:value="8.1934079999999992E-3" table:formula="of:=[.B37]*[.C37]" table:style-name="ce7">
            <text:p>0,01</text:p>
          </table:table-cell>
          <table:table-cell office:value-type="string" table:style-name="ce8">
            <text:p><text:a xlink:href="http://www.ebay.com/itm/100PCS-Diffused-LED-3MM-GREEN-COLOR-GREEN-LIGHT-Super-Bright-CA-NEW-/141976472523?hash=item210e750bcb:g:4mQAAOSwMKpUafbN">eBay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Pulsador</text:p>
          </table:table-cell>
          <table:table-cell office:value-type="float" office:value="2" table:style-name="ce5">
            <text:p>2</text:p>
          </table:table-cell>
          <table:table-cell office:value-type="float" office:value="1.84E-2" table:formula="of:=0.92/50" table:style-name="ce6">
            <text:p>0,02</text:p>
          </table:table-cell>
          <table:table-cell office:value-type="float" office:value="3.6799999999999999E-2" table:formula="of:=[.B38]*[.C38]" table:style-name="ce7">
            <text:p>0,04</text:p>
          </table:table-cell>
          <table:table-cell office:value-type="string" table:style-name="ce8">
            <text:p><text:a xlink:href="https://es.aliexpress.com/item/50pcs-lot-6x6x4-3MM-4PIN-G89-Tactile-Tact-Push-Button-Micro-Switch-Direct-Plug-in-Self/32669948621.html?spm=2114.13010608.0.0.F902nA">Aliexpress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Cable USB a miniUSB</text:p>
          </table:table-cell>
          <table:table-cell office:value-type="float" office:value="1" table:style-name="ce5">
            <text:p>1</text:p>
          </table:table-cell>
          <table:table-cell office:value-type="float" office:value="0.79" table:style-name="ce6">
            <text:p>0,79</text:p>
          </table:table-cell>
          <table:table-cell office:value-type="float" office:value="0.79" table:formula="of:=[.B39]*[.C39]" table:style-name="ce7">
            <text:p>0,79</text:p>
          </table:table-cell>
          <table:table-cell office:value-type="string" table:style-name="ce8">
            <text:p><text:a xlink:href="http://www.ebay.com/itm/Black-2-0-USB-Cable-Type-A-to-Mini-B-Male-To-Male-5-PIN-Charger-Cable-For-Phone-/272361596849?var=&amp;hash=item3f6a0427b1:m:mp-o9A2UGtPaCXXO2Acxj-w">eBay</text:a></text:p>
          </table:table-cell>
          <table:table-cell table:number-columns-repeated="16379"/>
        </table:table-row>
        <table:table-row table:style-name="ro2">
          <table:table-cell table:style-name="ce13"/>
          <table:table-cell table:style-name="ce5"/>
          <table:table-cell table:style-name="ce6"/>
          <table:table-cell table:style-name="ce7"/>
          <table:table-cell table:style-name="ce8"/>
          <table:table-cell table:number-columns-repeated="16379"/>
        </table:table-row>
        <table:table-row table:style-name="ro2">
          <table:table-cell office:value-type="string" table:style-name="ce4">
            <text:p>EXTRAS PARA CARRERAS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number-columns-repeated="16379"/>
        </table:table-row>
        <table:table-row table:style-name="ro2">
          <table:table-cell office:value-type="string" table:style-name="ce9">
            <text:p>Sensor de distancia frontal GP2Y0A21</text:p>
          </table:table-cell>
          <table:table-cell office:value-type="float" office:value="1" table:style-name="ce5">
            <text:p>1</text:p>
          </table:table-cell>
          <table:table-cell office:value-type="float" office:value="2.9786452000000003" table:formula="of:=3.49*[.G65]" table:style-name="ce6">
            <text:p>2,98</text:p>
          </table:table-cell>
          <table:table-cell office:value-type="float" office:value="2.9786452000000003" table:formula="of:=[.B42]*[.C42]" table:style-name="ce7">
            <text:p>2,98</text:p>
          </table:table-cell>
          <table:table-cell office:value-type="string" table:style-name="ce8">
            <text:p><text:a xlink:href="http://www.ebay.com/itm/1PCS-Sharp-GP2Y0A21YK0F-GP2Y0A21-10-80cm-Infrared-Proximity-Distance-Sensor-M70-/301724765196?hash=item4640328c0c:g:UEMAAOSwIBBUY14h">eBay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Sensores de distancia laterales GP2Y0A41</text:p>
          </table:table-cell>
          <table:table-cell office:value-type="float" office:value="2" table:style-name="ce5">
            <text:p>2</text:p>
          </table:table-cell>
          <table:table-cell office:value-type="float" office:value="3.7723816000000001" table:formula="of:=4.42*[.G65]" table:style-name="ce6">
            <text:p>3,77</text:p>
          </table:table-cell>
          <table:table-cell office:value-type="float" office:value="7.5447632000000002" table:formula="of:=[.B43]*[.C43]" table:style-name="ce7">
            <text:p>7,54</text:p>
          </table:table-cell>
          <table:table-cell office:value-type="string" table:style-name="ce8">
            <text:p><text:a xlink:href="http://www.ebay.com/itm/Sharp-GP2Y0A41SK0F-Infrared-Proximity-Sensor-Range-4-30cm-cabl-GP2D120-M67-/291550089372?epid=1145961922&amp;hash=item43e1bd509c:g:nB4AAOSwmUdUXMy-">eBay</text:a></text:p>
          </table:table-cell>
          <table:table-cell table:number-columns-repeated="16379"/>
        </table:table-row>
        <table:table-row table:style-name="ro2">
          <table:table-cell office:value-type="string" table:style-name="ce11">
            <text:p>Soporte de sensores de distancia impreso en 3D</text:p>
          </table:table-cell>
          <table:table-cell office:value-type="float" office:value="1" table:style-name="ce5">
            <text:p>1</text:p>
          </table:table-cell>
          <table:table-cell table:style-name="ce6"/>
          <table:table-cell table:style-name="ce7"/>
          <table:table-cell table:style-name="ce8"/>
          <table:table-cell table:number-columns-repeated="16379"/>
        </table:table-row>
        <table:table-row table:style-name="ro2">
          <table:table-cell office:value-type="string" table:style-name="ce11">
            <text:p>Pantalla trasera impresa en 3D</text:p>
          </table:table-cell>
          <table:table-cell office:value-type="float" office:value="1" table:style-name="ce5">
            <text:p>1</text:p>
          </table:table-cell>
          <table:table-cell table:style-name="ce6"/>
          <table:table-cell table:style-name="ce7"/>
          <table:table-cell table:style-name="ce8"/>
          <table:table-cell table:number-columns-repeated="16379"/>
        </table:table-row>
        <table:table-row table:style-name="ro2">
          <table:table-cell office:value-type="string" table:style-name="ce9">
            <text:p>Tornillo M2x5mm para soporte de sensores y pantalla</text:p>
          </table:table-cell>
          <table:table-cell office:value-type="float" office:value="6" table:style-name="ce5">
            <text:p>6</text:p>
          </table:table-cell>
          <table:table-cell office:value-type="float" office:value="2.76E-2" table:formula="of:=1.38/50" table:style-name="ce6">
            <text:p>0,03</text:p>
          </table:table-cell>
          <table:table-cell office:value-type="float" office:value="0.1656" table:formula="of:=[.B46]*[.C46]" table:style-name="ce7">
            <text:p>0,17</text:p>
          </table:table-cell>
          <table:table-cell office:value-type="string" table:style-name="ce8">
            <text:p><text:a xlink:href="https://es.aliexpress.com/store/product/50Pcs-lot-Screw-M2-5-of-Screws-Nuts-Assortment-Bolts-Screw-Spike-Round-Head-Screw-2mm/804316_32722845879.html">Aliexpress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Tuerca M2 para soporte de sensores y pantalla</text:p>
          </table:table-cell>
          <table:table-cell office:value-type="float" office:value="6" table:style-name="ce5">
            <text:p>6</text:p>
          </table:table-cell>
          <table:table-cell office:value-type="float" office:value="9.2200000000000008E-3" table:formula="of:=4.61/500" table:style-name="ce6">
            <text:p>0,01</text:p>
          </table:table-cell>
          <table:table-cell office:value-type="float" office:value="5.5320000000000008E-2" table:formula="of:=[.B47]*[.C47]" table:style-name="ce7">
            <text:p>0,06</text:p>
          </table:table-cell>
          <table:table-cell office:value-type="string" table:style-name="ce8">
            <text:p><text:a xlink:href="https://es.aliexpress.com/store/product/m2-500pcs-low-price-nut-china-fasteners-hexagon-head-nuts-Manufacturer/1504033_32258654248.html">Aliexpress</text:a></text:p>
          </table:table-cell>
          <table:table-cell table:number-columns-repeated="16379"/>
        </table:table-row>
        <table:table-row table:style-name="ro2">
          <table:table-cell table:style-name="ce13"/>
          <table:table-cell table:style-name="ce5"/>
          <table:table-cell table:style-name="ce6"/>
          <table:table-cell table:style-name="ce7"/>
          <table:table-cell table:style-name="ce8"/>
          <table:table-cell table:number-columns-repeated="16379"/>
        </table:table-row>
        <table:table-row table:style-name="ro2">
          <table:table-cell office:value-type="string" table:style-name="ce4">
            <text:p>EXTRA COMUNICACIÓN INALÁMBRICA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number-columns-repeated="16379" table:style-name="ce1"/>
        </table:table-row>
        <table:table-row table:style-name="ro2">
          <table:table-cell office:value-type="string" table:style-name="ce9">
            <text:p>Bluetooth HC-05 con placa de conexión</text:p>
          </table:table-cell>
          <table:table-cell office:value-type="float" office:value="1" table:style-name="ce5">
            <text:p>1</text:p>
          </table:table-cell>
          <table:table-cell office:value-type="float" office:value="2.8506231999999998" table:formula="of:=3.34*[.G65]" table:style-name="ce6">
            <text:p>2,85</text:p>
          </table:table-cell>
          <table:table-cell office:value-type="float" office:value="2.8506231999999998" table:formula="of:=[.B50]*[.C50]" table:style-name="ce7">
            <text:p>2,85</text:p>
          </table:table-cell>
          <table:table-cell office:value-type="string" table:style-name="ce8">
            <text:p><text:a xlink:href="http://www.ebay.com/itm/1-5-10PCS-HC-06-HC-05-30ft-Wireless-Bluetooth-RF-Transceiver-Module-RS232-TTL-/282221351296?var=&amp;hash=item41b5b41180:m:mLTyAnZU3KIkLZHysLo8B5A">eBay</text:a></text:p>
          </table:table-cell>
          <table:table-cell table:number-columns-repeated="16379" table:style-name="ce1"/>
        </table:table-row>
        <table:table-row table:style-name="ro2">
          <table:table-cell table:style-name="ce13"/>
          <table:table-cell table:style-name="ce5"/>
          <table:table-cell table:style-name="ce6"/>
          <table:table-cell table:style-name="ce7"/>
          <table:table-cell table:style-name="ce8"/>
          <table:table-cell table:number-columns-repeated="16379" table:style-name="ce1"/>
        </table:table-row>
        <table:table-row table:style-name="ro2">
          <table:table-cell office:value-type="string" table:style-name="ce4">
            <text:p>EXTRA CÁMARA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number-columns-repeated="16379" table:style-name="ce1"/>
        </table:table-row>
        <table:table-row table:style-name="ro2">
          <table:table-cell office:value-type="string" table:style-name="ce9">
            <text:p>Cámara TSL1401</text:p>
          </table:table-cell>
          <table:table-cell office:value-type="float" office:value="1" table:style-name="ce5">
            <text:p>1</text:p>
          </table:table-cell>
          <table:table-cell office:value-type="float" office:value="12.66" table:style-name="ce6">
            <text:p>12,66</text:p>
          </table:table-cell>
          <table:table-cell office:value-type="float" office:value="12.66" table:formula="of:=[.B53]*[.C53]" table:style-name="ce7">
            <text:p>12,66</text:p>
          </table:table-cell>
          <table:table-cell office:value-type="string" table:style-name="ce8">
            <text:p><text:a xlink:href="https://es.aliexpress.com/store/product/Linear-CCD-line-array-module-TSL1401-camera-module-with-wide-range-of-adjustable-output-signal/2274002_32695140018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ornillo M3x6mm para cámara</text:p>
          </table:table-cell>
          <table:table-cell office:value-type="float" office:value="2" table:style-name="ce5">
            <text:p>2</text:p>
          </table:table-cell>
          <table:table-cell office:value-type="float" office:value="2.18E-2" table:formula="of:=1.09/50" table:style-name="ce6">
            <text:p>0,02</text:p>
          </table:table-cell>
          <table:table-cell office:value-type="float" office:value="4.36E-2" table:formula="of:=[.B54]*[.C54]" table:style-name="ce7">
            <text:p>0,04</text:p>
          </table:table-cell>
          <table:table-cell office:value-type="string" table:style-name="ce8">
            <text:p><text:a xlink:href="https://es.aliexpress.com/store/product/50pcs-M3-x6mm-Steel-Head-Screws-Bolts-Nuts-Hex-Socket-Head-Cap-Screw-Bolts-Self-Tapping/120565_32717104392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uerca M3 para cámara</text:p>
          </table:table-cell>
          <table:table-cell office:value-type="float" office:value="2" table:style-name="ce5">
            <text:p>2</text:p>
          </table:table-cell>
          <table:table-cell office:value-type="float" office:value="1.1899999999999999E-2" table:formula="of:=1.19/100" table:style-name="ce6">
            <text:p>0,01</text:p>
          </table:table-cell>
          <table:table-cell office:value-type="float" office:value="2.3799999999999998E-2" table:formula="of:=[.B55]*[.C55]" table:style-name="ce7">
            <text:p>0,02</text:p>
          </table:table-cell>
          <table:table-cell office:value-type="string" table:style-name="ce8">
            <text:p><text:a xlink:href="https://es.aliexpress.com/store/product/100pcs-lot-M3-Screw-Nut-Hex-Nuts-Hexagonal-3mm-For-Coupler-Motor-Mount-Servo-Bracket-Robot/2781221_32796257468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ornillo M2x5mm para soporte de cámara</text:p>
          </table:table-cell>
          <table:table-cell office:value-type="float" office:value="4" table:style-name="ce5">
            <text:p>4</text:p>
          </table:table-cell>
          <table:table-cell office:value-type="float" office:value="2.76E-2" table:formula="of:=1.38/50" table:style-name="ce6">
            <text:p>0,03</text:p>
          </table:table-cell>
          <table:table-cell office:value-type="float" office:value="0.1104" table:formula="of:=[.B56]*[.C56]" table:style-name="ce7">
            <text:p>0,11</text:p>
          </table:table-cell>
          <table:table-cell office:value-type="string" table:style-name="ce8">
            <text:p><text:a xlink:href="https://es.aliexpress.com/store/product/50Pcs-lot-Screw-M2-5-of-Screws-Nuts-Assortment-Bolts-Screw-Spike-Round-Head-Screw-2mm/804316_32722845879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uerca M2 para soporte de cámara</text:p>
          </table:table-cell>
          <table:table-cell office:value-type="float" office:value="4" table:style-name="ce5">
            <text:p>4</text:p>
          </table:table-cell>
          <table:table-cell office:value-type="float" office:value="9.2200000000000008E-3" table:formula="of:=4.61/500" table:style-name="ce6">
            <text:p>0,01</text:p>
          </table:table-cell>
          <table:table-cell office:value-type="float" office:value="3.6880000000000003E-2" table:formula="of:=[.B57]*[.C57]" table:style-name="ce7">
            <text:p>0,04</text:p>
          </table:table-cell>
          <table:table-cell office:value-type="string" table:style-name="ce8">
            <text:p><text:a xlink:href="https://es.aliexpress.com/store/product/m2-500pcs-low-price-nut-china-fasteners-hexagon-head-nuts-Manufacturer/1504033_32258654248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5x Cable hembra-hembra 10cm</text:p>
          </table:table-cell>
          <table:table-cell office:value-type="float" office:value="1" table:style-name="ce5">
            <text:p>1</text:p>
          </table:table-cell>
          <table:table-cell office:value-type="float" office:value="0.12375" table:formula="of:=0.99/8" table:style-name="ce6">
            <text:p>0,12</text:p>
          </table:table-cell>
          <table:table-cell office:value-type="float" office:value="0.12375" table:formula="of:=[.B58]*[.C58]" table:style-name="ce7">
            <text:p>0,12</text:p>
          </table:table-cell>
          <table:table-cell office:value-type="string" table:style-name="ce8">
            <text:p><text:a xlink:href="https://es.aliexpress.com/store/product/40pcs-lot-10cm-2-54mm-1pin-Female-to-Female-jumper-wire-Dupont-cable/1326062_32566719482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1">
            <text:p>Soporte de cámara impreso en 3D</text:p>
          </table:table-cell>
          <table:table-cell office:value-type="float" office:value="1" table:style-name="ce5">
            <text:p>1</text:p>
          </table:table-cell>
          <table:table-cell table:style-name="ce6"/>
          <table:table-cell table:style-name="ce7"/>
          <table:table-cell table:style-name="ce8"/>
          <table:table-cell table:number-columns-repeated="16379" table:style-name="ce1"/>
        </table:table-row>
        <table:table-row table:style-name="ro2">
          <table:table-cell table:number-columns-repeated="3" table:style-name="ce14"/>
          <table:table-cell table:number-columns-repeated="16381" table:style-name="ce1"/>
        </table:table-row>
        <table:table-row table:style-name="ro2">
          <table:table-cell office:value-type="string" table:style-name="ce4">
            <text:p>EXTRAS NECESARIOS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number-columns-repeated="16379" table:style-name="ce1"/>
        </table:table-row>
        <table:table-row table:style-name="ro2">
          <table:table-cell office:value-type="string" table:style-name="ce9">
            <text:p>Cargador lipo 2S</text:p>
          </table:table-cell>
          <table:table-cell office:value-type="float" office:value="1" table:style-name="ce5">
            <text:p>1</text:p>
          </table:table-cell>
          <table:table-cell office:value-type="float" office:value="6.15" table:style-name="ce6">
            <text:p>6,15</text:p>
          </table:table-cell>
          <table:table-cell office:value-type="float" office:value="6.15" table:formula="of:=[.B62]*[.C62]" table:style-name="ce7">
            <text:p>6,15</text:p>
          </table:table-cell>
          <table:table-cell office:value-type="string" table:style-name="ce8">
            <text:p><text:a xlink:href="https://es.aliexpress.com/item/F08474-IMAX-RC-B3-Pro-Compact-Balance-Charger-for-2S-3S-7-4V-11-1V-Lithium/32240245610.html">Aliexpress</text:a></text:p>
          </table:table-cell>
          <table:table-cell table:number-columns-repeated="16379" table:style-name="ce1"/>
        </table:table-row>
        <table:table-row table:style-name="ro2"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number-columns-repeated="16379" table:style-name="ce1"/>
        </table:table-row>
        <table:table-row table:style-name="ro2">
          <table:table-cell table:style-name="ce1"/>
          <table:table-cell table:style-name="ce20"/>
          <table:table-cell office:value-type="string" table:style-name="ce21">
            <text:p>Subtotal (€)</text:p>
          </table:table-cell>
          <table:table-cell office:value-type="float" office:value="82.473281158909089" table:formula="of:=SUM([.D3:.D62])" table:style-name="ce22">
            <text:p>82,47</text:p>
          </table:table-cell>
          <table:table-cell table:number-columns-repeated="2" table:style-name="ce1"/>
          <table:table-cell office:value-type="string" table:style-name="ce1">
            <text:p>Conversión €/$</text:p>
          </table:table-cell>
          <table:table-cell table:number-columns-repeated="16377"/>
        </table:table-row>
        <table:table-row table:style-name="ro2">
          <table:table-cell table:number-columns-repeated="2" table:style-name="ce14"/>
          <table:table-cell office:value-type="string" table:style-name="ce21">
            <text:p>Gastos de envío PCBway (€)</text:p>
          </table:table-cell>
          <table:table-cell office:value-type="float" office:value="11.818181818181817" table:formula="of:=13/1.1" table:style-name="ce23">
            <text:p>11,82</text:p>
          </table:table-cell>
          <table:table-cell table:number-columns-repeated="2" table:style-name="ce1"/>
          <table:table-cell office:value-type="float" office:value="0.85348000000000002" table:style-name="ce1">
            <text:p>0,85348</text:p>
          </table:table-cell>
          <table:table-cell table:number-columns-repeated="16377"/>
        </table:table-row>
        <table:table-row table:style-name="ro2">
          <table:table-cell table:number-columns-repeated="2" table:style-name="ce1"/>
          <table:table-cell office:value-type="string" table:style-name="ce21">
            <text:p>Gastos de envío TME (€)</text:p>
          </table:table-cell>
          <table:table-cell office:value-type="float" office:value="9.5589999999999993" table:formula="of:=7.9*1.21" table:style-name="ce22">
            <text:p>9,56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office:value-type="string" table:style-name="ce24">
            <text:p>Total (€)</text:p>
          </table:table-cell>
          <table:table-cell office:value-type="float" office:value="103.8504629770909" table:formula="of:=[.D64]+[.D65]+[.D66]" table:style-name="ce25">
            <text:p>103,85</text:p>
          </table:table-cell>
          <table:table-cell table:number-columns-repeated="16380" table:style-name="ce1"/>
        </table:table-row>
        <table:table-row table:number-rows-repeated="1048509" table:style-name="ro2">
          <table:table-cell table:number-columns-repeated="16384"/>
        </table:table-row>
      </table:table>
      <table:table table:name="Lista_de_componentes" table:style-name="ta2">
        <table:table-column table:style-name="co9" table:default-cell-style-name="ce1"/>
        <table:table-column table:style-name="co2" table:default-cell-style-name="ce14"/>
        <table:table-column table:style-name="co10" table:number-columns-repeated="16382" table:default-cell-style-name="ce1"/>
        <table:table-row table:style-name="ro1">
          <table:table-cell office:value-type="string" table:style-name="ce2">
            <text:p>Artículo</text:p>
          </table:table-cell>
          <table:table-cell office:value-type="string" table:style-name="ce26">
            <text:p>Unidad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KIT BÁSICO DE VELOCISTA</text:p>
          </table:table-cell>
          <table:table-cell table:style-name="ce13"/>
          <table:table-cell table:number-columns-repeated="16382"/>
        </table:table-row>
        <table:table-row table:style-name="ro2">
          <table:table-cell office:value-type="string" table:style-name="ce9">
            <text:p>Placa principal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aca de sensores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atería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elcro adhesivo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icro motor con encoder, cableado y con conector 2mm 6 pines</text:p>
          </table:table-cell>
          <table:table-cell office:value-type="float" office:value="2" table:style-name="ce13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2mm 6 pines para el motor</text:p>
          </table:table-cell>
          <table:table-cell office:value-type="float" office:value="2" table:style-name="ce13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ar de ruedas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27">
            <text:p>Soporte de motores impreso en 3D</text:p>
          </table:table-cell>
          <table:table-cell office:value-type="float" office:value="2" table:style-name="ce13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rnillo M2x5mm para motores e interconexión de placas</text:p>
          </table:table-cell>
          <table:table-cell office:value-type="float" office:value="6" table:style-name="ce13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uerca M2 para motores e interconexión de placas</text:p>
          </table:table-cell>
          <table:table-cell office:value-type="float" office:value="6" table:style-name="ce13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rnillo M2x8mm para apoyos</text:p>
          </table:table-cell>
          <table:table-cell office:value-type="float" office:value="2" table:style-name="ce13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uerca M2 para apoyos</text:p>
          </table:table-cell>
          <table:table-cell office:value-type="float" office:value="4" table:style-name="ce13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batería lipo 2S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nterruptor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versor DC-DC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rduino nano con conectores macho verticales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river de motores con conectores macho verticales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nsor CNY70</text:p>
          </table:table-cell>
          <table:table-cell office:value-type="float" office:value="8" table:style-name="ce13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hembra vertical 15 pines para Arduino nano</text:p>
          </table:table-cell>
          <table:table-cell office:value-type="float" office:value="2" table:style-name="ce13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hembra vertical 8 pines para driver de motores</text:p>
          </table:table-cell>
          <table:table-cell office:value-type="float" office:value="2" table:style-name="ce13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hembra acodado 4 pines para conversor DC-DC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macho acodado 4 pines para conversor DC-DC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hembra acodado 7 pines para interconexión de placas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macho acodado 7 pines para interconexión de placas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sistencia 82 o 27 Ohm 1/4W</text:p>
          </table:table-cell>
          <table:table-cell office:value-type="float" office:value="3" table:style-name="ce13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sistencia 220 Ohm 1/4W</text:p>
          </table:table-cell>
          <table:table-cell office:value-type="float" office:value="2" table:style-name="ce13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sistencia 1k 1/4W</text:p>
          </table:table-cell>
          <table:table-cell office:value-type="float" office:value="2" table:style-name="ce13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sistencia 10k 1/4W</text:p>
          </table:table-cell>
          <table:table-cell office:value-type="float" office:value="8" table:style-name="ce13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sistencia 82k 1/4W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sistencia 120k 1/4W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iodo 1N4001</text:p>
          </table:table-cell>
          <table:table-cell office:value-type="float" office:value="2" table:style-name="ce13">
            <text:p>2</text:p>
          </table:table-cell>
          <table:table-cell office:value-type="string" table:style-name="ce28">
            <text:p>Para la primera versión de la PCB principal se requiere 1 diodo en vez de 2</text:p>
          </table:table-cell>
          <table:table-cell table:number-columns-repeated="16381"/>
        </table:table-row>
        <table:table-row table:style-name="ro2">
          <table:table-cell office:value-type="string" table:style-name="ce9">
            <text:p>Expansor I2C PCF8574AP</text:p>
          </table:table-cell>
          <table:table-cell office:value-type="float" office:value="1" table:style-name="ce13">
            <text:p>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9">
            <text:p>Multiplexor CD4053BE</text:p>
          </table:table-cell>
          <table:table-cell office:value-type="float" office:value="1" table:style-name="ce13">
            <text:p>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9">
            <text:p>Zócalo DIP 16 pines</text:p>
          </table:table-cell>
          <table:table-cell office:value-type="float" office:value="2" table:style-name="ce13">
            <text:p>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9">
            <text:p>Led rojo 3mm</text:p>
          </table:table-cell>
          <table:table-cell office:value-type="float" office:value="1" table:style-name="ce13">
            <text:p>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9">
            <text:p>Led verde 3mm</text:p>
          </table:table-cell>
          <table:table-cell office:value-type="float" office:value="1" table:style-name="ce13">
            <text:p>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9">
            <text:p>Pulsador</text:p>
          </table:table-cell>
          <table:table-cell office:value-type="float" office:value="2" table:style-name="ce13">
            <text:p>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9">
            <text:p>Cable USB a miniUSB</text:p>
          </table:table-cell>
          <table:table-cell office:value-type="float" office:value="1" table:style-name="ce13">
            <text:p>1</text:p>
          </table:table-cell>
          <table:table-cell table:number-columns-repeated="16382" table:style-name="ce1"/>
        </table:table-row>
        <table:table-row table:style-name="ro2">
          <table:table-cell table:number-columns-repeated="2" table:style-name="ce13"/>
          <table:table-cell table:number-columns-repeated="16382" table:style-name="ce1"/>
        </table:table-row>
        <table:table-row table:style-name="ro2">
          <table:table-cell office:value-type="string" table:style-name="ce4">
            <text:p>EXTRAS PARA CARRERAS</text:p>
          </table:table-cell>
          <table:table-cell table:style-name="ce13"/>
          <table:table-cell table:number-columns-repeated="16382" table:style-name="ce1"/>
        </table:table-row>
        <table:table-row table:style-name="ro2">
          <table:table-cell office:value-type="string" table:style-name="ce9">
            <text:p>Sensor de distancia frontal GP2Y0A21 con cable</text:p>
          </table:table-cell>
          <table:table-cell office:value-type="float" office:value="1" table:style-name="ce13">
            <text:p>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9">
            <text:p>Sensor de distancia lateral GP2Y0A41 con cable</text:p>
          </table:table-cell>
          <table:table-cell office:value-type="float" office:value="2" table:style-name="ce13">
            <text:p>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9">
            <text:p>Conector macho vertical extendido 15 pines para Arduino nano</text:p>
          </table:table-cell>
          <table:table-cell office:value-type="float" office:value="2" table:style-name="ce13">
            <text:p>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7">
            <text:p>Soporte de sensores de distancia impreso en 3D</text:p>
          </table:table-cell>
          <table:table-cell office:value-type="float" office:value="1" table:style-name="ce13">
            <text:p>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7">
            <text:p>Pantalla trasera impresa en 3D</text:p>
          </table:table-cell>
          <table:table-cell office:value-type="float" office:value="1" table:style-name="ce13">
            <text:p>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9">
            <text:p>Tornillo M2x5mm para soporte de sensores y pantalla</text:p>
          </table:table-cell>
          <table:table-cell office:value-type="float" office:value="6" table:style-name="ce13">
            <text:p>6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9">
            <text:p>Tuerca M2 para soporte de sensores y pantalla</text:p>
          </table:table-cell>
          <table:table-cell office:value-type="float" office:value="6" table:style-name="ce13">
            <text:p>6</text:p>
          </table:table-cell>
          <table:table-cell table:number-columns-repeated="16382"/>
        </table:table-row>
        <table:table-row table:style-name="ro2">
          <table:table-cell table:number-columns-repeated="2" table:style-name="ce13"/>
          <table:table-cell table:number-columns-repeated="16382"/>
        </table:table-row>
        <table:table-row table:style-name="ro2">
          <table:table-cell office:value-type="string" table:style-name="ce4">
            <text:p>EXTRA COMUNICACIÓN INALÁMBRICA</text:p>
          </table:table-cell>
          <table:table-cell table:style-name="ce13"/>
          <table:table-cell table:number-columns-repeated="16382"/>
        </table:table-row>
        <table:table-row table:style-name="ro2">
          <table:table-cell office:value-type="string" table:style-name="ce9">
            <text:p>Bluetooth HC-05 con placa de conexión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hembra vertical 6 pines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table:number-columns-repeated="2" table:style-name="ce13"/>
          <table:table-cell table:number-columns-repeated="16382"/>
        </table:table-row>
        <table:table-row table:style-name="ro2">
          <table:table-cell office:value-type="string" table:style-name="ce4">
            <text:p>EXTRA CÁMARA</text:p>
          </table:table-cell>
          <table:table-cell table:style-name="ce13"/>
          <table:table-cell table:number-columns-repeated="16382"/>
        </table:table-row>
        <table:table-row table:style-name="ro2">
          <table:table-cell office:value-type="string" table:style-name="ce9">
            <text:p>Cámara TSL1401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macho vertical 5 pines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rnillo M3x6mm para cámara</text:p>
          </table:table-cell>
          <table:table-cell office:value-type="float" office:value="2" table:style-name="ce13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uerca M3 para cámara</text:p>
          </table:table-cell>
          <table:table-cell office:value-type="float" office:value="2" table:style-name="ce13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rnillo M2x5mm para soporte de cámara</text:p>
          </table:table-cell>
          <table:table-cell office:value-type="float" office:value="4" table:style-name="ce13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uerca M2 para soporte de cámara</text:p>
          </table:table-cell>
          <table:table-cell office:value-type="float" office:value="4" table:style-name="ce13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us de 5 cables hembra-hembra 10cm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27">
            <text:p>Soporte de cámara impreso en 3D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table:number-columns-repeated="2" table:style-name="ce15"/>
          <table:table-cell table:number-columns-repeated="16382"/>
        </table:table-row>
        <table:table-row table:style-name="ro2">
          <table:table-cell table:number-columns-repeated="16384"/>
        </table:table-row>
        <table:table-row table:number-rows-repeated="3" table:style-name="ro2">
          <table:table-cell table:number-columns-repeated="2" table:style-name="ce14"/>
          <table:table-cell table:number-columns-repeated="16382"/>
        </table:table-row>
        <table:table-row table:number-rows-repeated="104850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Helvetica" svg:font-family="Helvetica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Hiperv_237_nculo" style:display-name="Hipervínculo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Helvetica" style:font-name-asian="Helvetica" style:font-name-complex="Helvetica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827</meta:generator>
    <meta:initial-creator>Rubén</meta:initial-creator>
    <dc:creator>resaj</dc:creator>
    <meta:creation-date>2014-01-30T01:47:17Z</meta:creation-date>
    <dc:date>2018-01-20T20:17:36Z</dc:date>
  </office:meta>
</office:document-meta>
</file>